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57.98mm"/>
    </style:style>
    <style:style style:name="co5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2.01pt solid #000000" fo:border-left="2.01pt solid #000000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2.01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2.01pt solid #000000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order-left="none" fo:border-right="2.01pt solid #000000" fo:border-top="2.01pt solid #000000"/>
    </style:style>
    <style:style style:name="ce32" style:family="table-cell" style:parent-style-name="Default">
      <style:table-cell-properties fo:border-bottom="none" fo:border-left="none" fo:border-right="2.01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2.01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2.01pt solid #000000" style:text-align-source="fix" style:repeat-content="false" fo:border-left="none" fo:border-right="2.01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non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default-cell-style-name="ce25"/>
        <table:table-column table:style-name="co4" table:default-cell-style-name="ce34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20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7" office:value-type="string" calcext:value-type="string">
            <text:p>nb Core</text:p>
          </table:table-cell>
          <table:table-cell table:style-name="ce19" office:value-type="string" calcext:value-type="string">
            <text:p>2*2=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20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string" calcext:value-type="string">
            <text:p>nb Core</text:p>
          </table:table-cell>
          <table:table-cell table:style-name="ce19" office:value-type="string" calcext:value-type="string">
            <text:p>2*2=4</text:p>
          </table:table-cell>
        </table:table-row>
        <table:table-row table:style-name="ro1">
          <table:table-cell table:style-name="ce2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" calcext:value-type="float">
            <text:p>100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style-name="ce31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4"/>
          <table:table-cell table:style-name="ce32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9" office:value-type="string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9" office:value-type="string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9" office:value-type="string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9" office:value-type="string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office:value-type="float" office:value="0.18" calcext:value-type="float">
            <text:p>0,18</text:p>
          </table:table-cell>
          <table:table-cell office:value-type="float" office:value="1.95" calcext:value-type="float">
            <text:p>1,95</text:p>
          </table:table-cell>
          <table:table-cell office:value-type="float" office:value="0.19" calcext:value-type="float">
            <text:p>0,19</text:p>
          </table:table-cell>
          <table:table-cell office:value-type="float" office:value="0.74" calcext:value-type="float">
            <text:p>0,74</text:p>
          </table:table-cell>
          <table:table-cell table:style-name="ce21"/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.02" calcext:value-type="float">
            <text:p>1,02</text:p>
          </table:table-cell>
          <table:table-cell office:value-type="float" office:value="16.86" calcext:value-type="float">
            <text:p>16,86</text:p>
          </table:table-cell>
          <table:table-cell office:value-type="float" office:value="1.4" calcext:value-type="float">
            <text:p>1,4</text:p>
          </table:table-cell>
          <table:table-cell office:value-type="float" office:value="6.66" calcext:value-type="float">
            <text:p>6,66</text:p>
          </table:table-cell>
          <table:table-cell table:style-name="ce21"/>
          <table:table-cell table:number-columns-repeated="2"/>
          <table:table-cell office:value-type="float" office:value="1.18" calcext:value-type="float">
            <text:p>1,18</text:p>
          </table:table-cell>
          <table:table-cell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office:value-type="float" office:value="33.02" calcext:value-type="float">
            <text:p>33,02</text:p>
          </table:table-cell>
          <table:table-cell office:value-type="float" office:value="2.8" calcext:value-type="float">
            <text:p>2,8</text:p>
          </table:table-cell>
          <table:table-cell office:value-type="float" office:value="14.57" calcext:value-type="float">
            <text:p>14,57</text:p>
          </table:table-cell>
          <table:table-cell table:style-name="ce21"/>
          <table:table-cell table:number-columns-repeated="2"/>
          <table:table-cell office:value-type="float" office:value="3.36" calcext:value-type="float">
            <text:p>3,36</text:p>
          </table:table-cell>
          <table:table-cell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4.68" calcext:value-type="float">
            <text:p>4,68</text:p>
          </table:table-cell>
          <table:table-cell office:value-type="float" office:value="67.46" calcext:value-type="float">
            <text:p>67,46</text:p>
          </table:table-cell>
          <table:table-cell office:value-type="float" office:value="5.09" calcext:value-type="float">
            <text:p>5,09</text:p>
          </table:table-cell>
          <table:table-cell office:value-type="float" office:value="13.8" calcext:value-type="float">
            <text:p>13,8</text:p>
          </table:table-cell>
          <table:table-cell table:style-name="ce2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ce23"/>
          <table:table-cell table:style-name="ce29"/>
          <table:table-cell table:number-columns-repeated="6"/>
        </table:table-row>
        <table:table-row table:style-name="ro1">
          <table:table-cell table:style-name="ce3"/>
          <table:table-cell table:style-name="ce12"/>
          <table:table-cell table:style-name="ce8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0" calcext:value-type="float">
            <text:p>1000</text:p>
          </table:table-cell>
          <table:table-cell table:style-name="ce8"/>
          <table:table-cell table:style-name="ce12"/>
          <table:table-cell table:style-name="ce8" table:number-columns-repeated="2"/>
          <table:table-cell table:style-name="ce36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3"/>
          <table:table-cell table:style-name="ce37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14" table:formula="of:=[.C6]" office:value-type="string" office:string-value="Conduct memcpy NB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18" table:formula="of:=[.E6]" office:value-type="string" office:string-value="Conduct NB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9" table:formula="of:=[.G6]" office:value-type="string" office:string-value="SPSC NB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9" table:formula="of:=[.I6]" office:value-type="string" office:string-value="MPMC NB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7" calcext:value-type="float">
            <text:p>1,87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0.14" calcext:value-type="float">
            <text:p>0,14</text:p>
          </table:table-cell>
          <table:table-cell office:value-type="float" office:value="0.69" calcext:value-type="float">
            <text:p>0,69</text:p>
          </table:table-cell>
          <table:table-cell table:style-name="ce10"/>
          <table:table-cell/>
          <table:table-cell table:style-name="ce23"/>
          <table:table-cell table:style-name="ce27" table:formula="of:=[.J7]" office:value-type="float" office:value="0.55" calcext:value-type="float">
            <text:p>0,55</text:p>
          </table:table-cell>
          <table:table-cell table:style-name="ce38" table:formula="of:=[.K7]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6.54" calcext:value-type="float">
            <text:p>16,54</text:p>
          </table:table-cell>
          <table:table-cell office:value-type="float" office:value="1.4" calcext:value-type="float">
            <text:p>1,4</text:p>
          </table:table-cell>
          <table:table-cell office:value-type="float" office:value="3.33" calcext:value-type="float">
            <text:p>3,33</text:p>
          </table:table-cell>
          <table:table-cell table:style-name="ce10"/>
          <table:table-cell/>
          <table:table-cell table:style-name="ce23"/>
          <table:table-cell table:style-name="ce27" table:formula="of:=[.J8]" office:value-type="float" office:value="1.18" calcext:value-type="float">
            <text:p>1,18</text:p>
          </table:table-cell>
          <table:table-cell table:style-name="ce38" table:formula="of:=[.K8]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office:value-type="float" office:value="33.09" calcext:value-type="float">
            <text:p>33,09</text:p>
          </table:table-cell>
          <table:table-cell office:value-type="float" office:value="2.25" calcext:value-type="float">
            <text:p>2,25</text:p>
          </table:table-cell>
          <table:table-cell office:value-type="float" office:value="13.21" calcext:value-type="float">
            <text:p>13,21</text:p>
          </table:table-cell>
          <table:table-cell table:style-name="ce10"/>
          <table:table-cell/>
          <table:table-cell table:style-name="ce23"/>
          <table:table-cell table:style-name="ce27" table:formula="of:=[.J9]" office:value-type="float" office:value="3.36" calcext:value-type="float">
            <text:p>3,36</text:p>
          </table:table-cell>
          <table:table-cell table:style-name="ce38" table:formula="of:=[.K9]"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office:value-type="float" office:value="25" calcext:value-type="float">
            <text:p>25</text:p>
          </table:table-cell>
          <table:table-cell table:style-name="ce10"/>
          <table:table-cell/>
          <table:table-cell table:style-name="ce23"/>
          <table:table-cell table:style-name="ce27" table:formula="of:=[.J10]" office:value-type="float" office:value="6" calcext:value-type="float">
            <text:p>6</text:p>
          </table:table-cell>
          <table:table-cell table:style-name="ce38" table:formula="of:=[.K10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  <table:table-row table:style-name="ro1"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8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ce29"/>
          <table:table-cell table:style-name="ce23"/>
          <table:table-cell table:number-columns-repeated="6"/>
        </table:table-row>
        <table:table-row table:style-name="ro1">
          <table:table-cell table:style-name="ce3"/>
          <table:table-cell table:style-name="ce8" table:number-columns-repeated="2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00" calcext:value-type="float">
            <text:p>10000</text:p>
          </table:table-cell>
          <table:table-cell table:style-name="ce8"/>
          <table:table-cell table:style-name="ce12"/>
          <table:table-cell table:style-name="ce8" table:number-columns-repeated="2"/>
          <table:table-cell table:style-name="ce36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9"/>
          <table:table-cell table:style-name="ce37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14" table:formula="of:=[.C16]" office:value-type="string" office:string-value="Conduct memcpy NB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18" table:formula="of:=[.E6]" office:value-type="string" office:string-value="Conduct NB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22" table:formula="of:=[.G16]" office:value-type="string" office:string-value="SPSC NB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22" table:formula="of:=[.I16]" office:value-type="string" office:string-value="MPMC NB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,67</text:p>
          </table:table-cell>
          <table:table-cell office:value-type="float" office:value="0.19" calcext:value-type="float">
            <text:p>0,19</text:p>
          </table:table-cell>
          <table:table-cell office:value-type="float" office:value="1.7" calcext:value-type="float">
            <text:p>1,7</text:p>
          </table:table-cell>
          <table:table-cell office:value-type="float" office:value="0.27" calcext:value-type="float">
            <text:p>0,27</text:p>
          </table:table-cell>
          <table:table-cell office:value-type="float" office:value="0.71" calcext:value-type="float">
            <text:p>0,71</text:p>
          </table:table-cell>
          <table:table-cell table:style-name="ce10"/>
          <table:table-cell/>
          <table:table-cell table:style-name="ce23"/>
          <table:table-cell table:style-name="ce30" table:formula="of:=[.J7]" office:value-type="float" office:value="0.55" calcext:value-type="float">
            <text:p>0,55</text:p>
          </table:table-cell>
          <table:table-cell table:style-name="ce39" table:formula="of:=[.K7]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24" calcext:value-type="float">
            <text:p>16,24</text:p>
          </table:table-cell>
          <table:table-cell office:value-type="float" office:value="0.4" calcext:value-type="float">
            <text:p>0,4</text:p>
          </table:table-cell>
          <table:table-cell office:value-type="float" office:value="16.4" calcext:value-type="float">
            <text:p>16,4</text:p>
          </table:table-cell>
          <table:table-cell office:value-type="float" office:value="0.29" calcext:value-type="float">
            <text:p>0,29</text:p>
          </table:table-cell>
          <table:table-cell office:value-type="float" office:value="2.27" calcext:value-type="float">
            <text:p>2,27</text:p>
          </table:table-cell>
          <table:table-cell table:style-name="ce10"/>
          <table:table-cell/>
          <table:table-cell table:style-name="ce23"/>
          <table:table-cell table:style-name="ce30" table:formula="of:=[.J8]" office:value-type="float" office:value="1.18" calcext:value-type="float">
            <text:p>1,18</text:p>
          </table:table-cell>
          <table:table-cell table:style-name="ce39" table:formula="of:=[.K8]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84" calcext:value-type="float">
            <text:p>31,84</text:p>
          </table:table-cell>
          <table:table-cell office:value-type="float" office:value="1.5" calcext:value-type="float">
            <text:p>1,5</text:p>
          </table:table-cell>
          <table:table-cell office:value-type="float" office:value="32.19" calcext:value-type="float">
            <text:p>32,19</text:p>
          </table:table-cell>
          <table:table-cell office:value-type="float" office:value="2.75" calcext:value-type="float">
            <text:p>2,75</text:p>
          </table:table-cell>
          <table:table-cell office:value-type="float" office:value="4.48" calcext:value-type="float">
            <text:p>4,48</text:p>
          </table:table-cell>
          <table:table-cell table:style-name="ce10"/>
          <table:table-cell/>
          <table:table-cell table:style-name="ce23"/>
          <table:table-cell table:style-name="ce30" table:formula="of:=[.J9]" office:value-type="float" office:value="3.36" calcext:value-type="float">
            <text:p>3,36</text:p>
          </table:table-cell>
          <table:table-cell table:style-name="ce39" table:formula="of:=[.K9]"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office:value-type="float" office:value="66" calcext:value-type="float">
            <text:p>66</text:p>
          </table:table-cell>
          <table:table-cell office:value-type="float" office:value="5.4" calcext:value-type="float">
            <text:p>5,4</text:p>
          </table:table-cell>
          <table:table-cell office:value-type="float" office:value="9.7" calcext:value-type="float">
            <text:p>9,7</text:p>
          </table:table-cell>
          <table:table-cell table:style-name="ce10"/>
          <table:table-cell/>
          <table:table-cell table:style-name="ce23"/>
          <table:table-cell table:style-name="ce30" table:formula="of:=[.J10]" office:value-type="float" office:value="6" calcext:value-type="float">
            <text:p>6</text:p>
          </table:table-cell>
          <table:table-cell table:style-name="ce39" table:formula="of:=[.K10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</table:table>
      <table:table table:name="Feuille2" table:style-name="ta1">
        <table:shapes>
          <draw:frame draw:z-index="0" draw:style-name="gr1" draw:text-style-name="P1" svg:width="381.24mm" svg:height="199.66mm" svg:x="0mm" svg:y="0mm">
            <loext:p draw:notify-on-update-of-ranges="Feuille1.D6:Feuille1.D6 Feuille1.B6:Feuille1.B6 Feuille1.K6:Feuille1.K6 Feuille1.F6:Feuille1.F6 Feuille1.J6:Feuille1.J6 Feuille1.C6:Feuille1.C6 Feuille1.E6:Feuille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3:02:40.415264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20:10.349712088</meta:creation-date>
    <dc:date>2017-06-09T14:01:29.921640636</dc:date>
    <meta:editing-duration>PT11H42M27S</meta:editing-duration>
    <meta:editing-cycles>134</meta:editing-cycles>
    <meta:generator>LibreOffice/5.1.6.2$Linux_X86_64 LibreOffice_project/10m0$Build-2</meta:generator>
    <meta:document-statistic meta:table-count="2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color="#1c1c1c" draw:fill-gradient-name="Grison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 draw:opacity-name="ChartTransparencyGradient_20_1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8.125cm" svg:height="19.967cm" xlink:href=".." xlink:type="simple" chart:class="chart:bar" chart:column-mapping="2 0 6 4 5 1 3" chart:style-name="ch1">
        <chart:title svg:x="15.749cm" svg:y="0.535cm" chart:style-name="ch2">
          <text:p>2 IPC  -&gt; Time / # threads 

100 000 operations per Threads</text:p>
        </chart:title>
        <chart:subtitle svg:x="1.487cm" svg:y="0.773cm" chart:style-name="ch3">
          <text:p>size of MSG struct 20 bytes   |  size of IPC Struct  100 | 1000 | 10 000   * MSG</text:p>
        </chart:subtitle>
        <chart:legend chart:legend-position="end" svg:x="34.109cm" svg:y="8.26cm" style:legend-expansion="high" chart:style-name="ch4"/>
        <chart:plot-area chart:style-name="ch5" table:cell-range-address="Feuille1.A7:Feuille1.C10 Feuille1.A17:Feuille1.C20 Feuille1.A28:Feuille1.C31 Feuille1.D6:Feuille1.F10 Feuille1.D17:Feuille1.F20 Feuille1.D28:Feuille1.F31 Feuille1.A6:Feuille1.C6 Feuille1.J6:Feuille1.K10 Feuille1.J17:Feuille1.K20 Feuille1.J28:Feuille1.K31" chart:data-source-has-labels="both" svg:x="1.748cm" svg:y="3.88cm" svg:width="31.599cm" svg:height="14.73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78cm" svg:y="3.883cm" svg:width="30.564cm" svg:height="14.1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6.8cm" svg:y="19.012cm" chart:style-name="ch7">
              <text:p># threads</text:p>
            </chart:title>
            <chart:categories table:cell-range-address="Feuille1.A7:Feuille1.A10 Feuille1.A17:Feuille1.A20 Feuille1.A28:Feuille1.A31"/>
          </chart:axis>
          <chart:axis chart:dimension="y" chart:name="primary-y" chart:style-name="ch8">
            <chart:title svg:x="0.451cm" svg:y="12.385cm" chart:style-name="ch9">
              <text:p>Time seconde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Feuille1.D7:Feuille1.D10 Feuille1.D17:Feuille1.D20 Feuille1.D28:Feuille1.D31" chart:label-cell-address="Feuille1.D6:Feuille1.D6" chart:class="chart:bar">
            <chart:error-indicator chart:style-name="ch13" chart:dimension="x"/>
            <chart:data-point chart:repeated="12"/>
          </chart:series>
          <chart:series chart:style-name="ch14" chart:values-cell-range-address="Feuille1.B7:Feuille1.B10 Feuille1.B17:Feuille1.B20 Feuille1.B28:Feuille1.B31" chart:label-cell-address="Feuille1.B6:Feuille1.B6" chart:class="chart:bar">
            <chart:error-indicator chart:style-name="ch13" chart:dimension="x"/>
            <chart:data-point chart:repeated="12"/>
          </chart:series>
          <chart:series chart:style-name="ch15" chart:values-cell-range-address="Feuille1.K7:Feuille1.K10 Feuille1.K17:Feuille1.K20 Feuille1.K28:Feuille1.K31" chart:label-cell-address="Feuille1.K6:Feuille1.K6" chart:class="chart:bar">
            <chart:error-indicator chart:style-name="ch13" chart:dimension="x"/>
            <chart:data-point chart:repeated="12"/>
          </chart:series>
          <chart:series chart:style-name="ch16" chart:values-cell-range-address="Feuille1.F7:Feuille1.F10 Feuille1.F17:Feuille1.F20 Feuille1.F28:Feuille1.F31" chart:label-cell-address="Feuille1.F6:Feuille1.F6" chart:class="chart:bar">
            <chart:error-indicator chart:style-name="ch13" chart:dimension="x"/>
            <chart:data-point chart:repeated="12"/>
          </chart:series>
          <chart:series chart:style-name="ch17" chart:values-cell-range-address="Feuille1.J7:Feuille1.J10 Feuille1.J17:Feuille1.J20 Feuille1.J28:Feuille1.J31" chart:label-cell-address="Feuille1.J6:Feuille1.J6" chart:class="chart:bar">
            <chart:error-indicator chart:style-name="ch13" chart:dimension="x"/>
            <chart:data-point chart:repeated="12"/>
          </chart:series>
          <chart:series chart:style-name="ch18" chart:values-cell-range-address="Feuille1.C7:Feuille1.C10 Feuille1.C17:Feuille1.C20 Feuille1.C28:Feuille1.C31" chart:label-cell-address="Feuille1.C6:Feuille1.C6" chart:class="chart:bar">
            <chart:error-indicator chart:style-name="ch13" chart:dimension="x"/>
            <chart:data-point chart:repeated="12"/>
          </chart:series>
          <chart:series chart:style-name="ch19" chart:values-cell-range-address="Feuille1.E7:Feuille1.E10 Feuille1.E17:Feuille1.E20 Feuille1.E28:Feuille1.E31" chart:label-cell-address="Feuille1.E6:Feuille1.E6" chart:class="chart:bar">
            <chart:error-indicator chart:style-name="ch13" chart:dimension="x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uct</text:p>
                <draw:g>
                  <svg:desc>Feuille1.D6:Feuille1.D6</svg:desc>
                </draw:g>
              </table:table-cell>
              <table:table-cell office:value-type="string">
                <text:p>Conduct memcpy</text:p>
                <draw:g>
                  <svg:desc>Feuille1.B6:Feuille1.B6</svg:desc>
                </draw:g>
              </table:table-cell>
              <table:table-cell office:value-type="string">
                <text:p>Pipe</text:p>
                <draw:g>
                  <svg:desc>Feuille1.K6:Feuille1.K6</svg:desc>
                </draw:g>
              </table:table-cell>
              <table:table-cell office:value-type="string">
                <text:p>SPSC</text:p>
                <draw:g>
                  <svg:desc>Feuille1.F6:Feuille1.F6</svg:desc>
                </draw:g>
              </table:table-cell>
              <table:table-cell office:value-type="string">
                <text:p>Socket</text:p>
                <draw:g>
                  <svg:desc>Feuille1.J6:Feuille1.J6</svg:desc>
                </draw:g>
              </table:table-cell>
              <table:table-cell office:value-type="string">
                <text:p>Conduct memcpy NB</text:p>
                <draw:g>
                  <svg:desc>Feuille1.C6:Feuille1.C6</svg:desc>
                </draw:g>
              </table:table-cell>
              <table:table-cell office:value-type="string">
                <text:p>Conduct NB</text:p>
                <draw:g>
                  <svg:desc>Feuille1.E6:Feuille1.E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Feuille1.A7:Feuille1.A10 Feuille1.A17:Feuille1.A20 Feuille1.A28:Feuille1.A31</svg:desc>
                </draw:g>
              </table:table-cell>
              <table:table-cell office:value-type="float" office:value="1.95">
                <text:p>1.95</text:p>
                <draw:g>
                  <svg:desc>Feuille1.D7:Feuille1.D10 Feuille1.D17:Feuille1.D20 Feuille1.D28:Feuille1.D31</svg:desc>
                </draw:g>
              </table:table-cell>
              <table:table-cell office:value-type="float" office:value="1.8">
                <text:p>1.8</text:p>
                <draw:g>
                  <svg:desc>Feuille1.B7:Feuille1.B10 Feuille1.B17:Feuille1.B20 Feuille1.B28:Feuille1.B31</svg:desc>
                </draw:g>
              </table:table-cell>
              <table:table-cell office:value-type="float" office:value="0.4">
                <text:p>0.4</text:p>
                <draw:g>
                  <svg:desc>Feuille1.K7:Feuille1.K10 Feuille1.K17:Feuille1.K20 Feuille1.K28:Feuille1.K31</svg:desc>
                </draw:g>
              </table:table-cell>
              <table:table-cell office:value-type="float" office:value="0.74">
                <text:p>0.74</text:p>
                <draw:g>
                  <svg:desc>Feuille1.F7:Feuille1.F10 Feuille1.F17:Feuille1.F20 Feuille1.F28:Feuille1.F31</svg:desc>
                </draw:g>
              </table:table-cell>
              <table:table-cell office:value-type="float" office:value="0.55">
                <text:p>0.55</text:p>
                <draw:g>
                  <svg:desc>Feuille1.J7:Feuille1.J10 Feuille1.J17:Feuille1.J20 Feuille1.J28:Feuille1.J31</svg:desc>
                </draw:g>
              </table:table-cell>
              <table:table-cell office:value-type="float" office:value="0.18">
                <text:p>0.18</text:p>
                <draw:g>
                  <svg:desc>Feuille1.C7:Feuille1.C10 Feuille1.C17:Feuille1.C20 Feuille1.C28:Feuille1.C31</svg:desc>
                </draw:g>
              </table:table-cell>
              <table:table-cell office:value-type="float" office:value="0.19">
                <text:p>0.19</text:p>
                <draw:g>
                  <svg:desc>Feuille1.E7:Feuille1.E10 Feuille1.E17:Feuille1.E20 Feuille1.E28:Feuille1.E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86">
                <text:p>16.86</text:p>
              </table:table-cell>
              <table:table-cell office:value-type="float" office:value="16">
                <text:p>16</text:p>
              </table:table-cell>
              <table:table-cell office:value-type="float" office:value="4.26">
                <text:p>4.26</text:p>
              </table:table-cell>
              <table:table-cell office:value-type="float" office:value="6.66">
                <text:p>6.66</text:p>
              </table:table-cell>
              <table:table-cell office:value-type="float" office:value="1.18">
                <text:p>1.18</text:p>
              </table:table-cell>
              <table:table-cell office:value-type="float" office:value="1.02">
                <text:p>1.0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2">
                <text:p>33.02</text:p>
              </table:table-cell>
              <table:table-cell office:value-type="float" office:value="31">
                <text:p>31</text:p>
              </table:table-cell>
              <table:table-cell office:value-type="float" office:value="11.12">
                <text:p>11.12</text:p>
              </table:table-cell>
              <table:table-cell office:value-type="float" office:value="14.57">
                <text:p>14.57</text:p>
              </table:table-cell>
              <table:table-cell office:value-type="float" office:value="3.36">
                <text:p>3.36</text:p>
              </table:table-cell>
              <table:table-cell office:value-type="float" office:value="2.1">
                <text:p>2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7.46">
                <text:p>67.46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6">
                <text:p>6</text:p>
              </table:table-cell>
              <table:table-cell office:value-type="float" office:value="4.68">
                <text:p>4.68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  <table:table-cell office:value-type="float" office:value="0.4">
                <text:p>0.4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54">
                <text:p>16.54</text:p>
              </table:table-cell>
              <table:table-cell office:value-type="float" office:value="16">
                <text:p>16</text:p>
              </table:table-cell>
              <table:table-cell office:value-type="float" office:value="4.26">
                <text:p>4.26</text:p>
              </table:table-cell>
              <table:table-cell office:value-type="float" office:value="3.33">
                <text:p>3.33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9">
                <text:p>33.09</text:p>
              </table:table-cell>
              <table:table-cell office:value-type="float" office:value="36">
                <text:p>36</text:p>
              </table:table-cell>
              <table:table-cell office:value-type="float" office:value="11.12">
                <text:p>11.12</text:p>
              </table:table-cell>
              <table:table-cell office:value-type="float" office:value="13.21">
                <text:p>13.21</text:p>
              </table:table-cell>
              <table:table-cell office:value-type="float" office:value="3.36">
                <text:p>3.36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.1">
                <text:p>4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">
                <text:p>16.4</text:p>
              </table:table-cell>
              <table:table-cell office:value-type="float" office:value="16.24">
                <text:p>16.24</text:p>
              </table:table-cell>
              <table:table-cell office:value-type="float" office:value="4.26">
                <text:p>4.26</text:p>
              </table:table-cell>
              <table:table-cell office:value-type="float" office:value="2.27">
                <text:p>2.27</text:p>
              </table:table-cell>
              <table:table-cell office:value-type="float" office:value="1.18">
                <text:p>1.18</text:p>
              </table:table-cell>
              <table:table-cell office:value-type="float" office:value="0.4">
                <text:p>0.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19">
                <text:p>32.19</text:p>
              </table:table-cell>
              <table:table-cell office:value-type="float" office:value="31.84">
                <text:p>31.84</text:p>
              </table:table-cell>
              <table:table-cell office:value-type="float" office:value="11.12">
                <text:p>11.12</text:p>
              </table:table-cell>
              <table:table-cell office:value-type="float" office:value="4.48">
                <text:p>4.48</text:p>
              </table:table-cell>
              <table:table-cell office:value-type="float" office:value="3.36">
                <text:p>3.36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9.7">
                <text:p>9.7</text:p>
              </table:table-cell>
              <table:table-cell office:value-type="float" office:value="6">
                <text:p>6</text:p>
              </table:table-cell>
              <table:table-cell office:value-type="float" office:value="4.1">
                <text:p>4.1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ison" draw:style="linear" draw:start-color="#4c4c4c" draw:end-color="#b3b3b3" draw:start-intensity="100%" draw:end-intensity="100%" draw:angle="300" draw:border="0%"/>
    <draw:opacity draw:name="ChartTransparencyGradient_20_1" draw:display-name="ChartTransparencyGradient 1" draw:style="linear" draw:start="100%" draw:end="0%" draw:angle="0" draw:border="0%"/>
  </office:styles>
</office:document-styles>
</file>